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7" style:family="table-column">
      <style:table-column-properties fo:break-before="auto" style:column-width="2.4126in"/>
    </style:style>
    <style:style style:name="co81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0.3772in"/>
    </style:style>
    <style:style style:name="co83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9272in"/>
    </style:style>
    <style:style style:name="co86" style:family="table-column">
      <style:table-column-properties fo:break-before="auto" style:column-width="0.3256in"/>
    </style:style>
    <style:style style:name="co87" style:family="table-column">
      <style:table-column-properties fo:break-before="auto" style:column-width="1.9583in"/>
    </style:style>
    <style:style style:name="co88" style:family="table-column">
      <style:table-column-properties fo:break-before="auto" style:column-width="0.3008in"/>
    </style:style>
    <style:style style:name="co89" style:family="table-column">
      <style:table-column-properties fo:break-before="auto" style:column-width="3.411in"/>
    </style:style>
    <style:style style:name="co90" style:family="table-column">
      <style:table-column-properties fo:break-before="auto" style:column-width="0.2689in"/>
    </style:style>
    <style:style style:name="co91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0.622in"/>
    </style:style>
    <style:style style:name="co75" style:family="table-column">
      <style:table-column-properties fo:break-before="auto" style:column-width="0.4638in"/>
    </style:style>
    <style:style style:name="co76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1917in" fo:break-before="auto" style:use-optimal-row-height="true"/>
    </style:style>
    <style:style style:name="ro39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1811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9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1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5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61" style:family="table-cell" style:parent-style-name="Default">
      <style:table-cell-properties fo:border="none" style:vertical-align="middle"/>
      <style:text-properties style:font-name="Avenir2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70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22" style:family="table-cell" style:parent-style-name="Default">
      <style:table-cell-properties style:vertical-align="middle"/>
      <style:text-properties style:font-name="Avenir1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1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49" style:family="table-cell" style:parent-style-name="Default">
      <style:table-cell-properties style:vertical-align="middle"/>
      <style:text-properties style:use-window-font-color="true" style:font-name="Avenir1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9" style:family="table-cell" style:parent-style-name="Default">
      <style:table-cell-properties fo:wrap-option="no-wrap"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2" fo:font-weight="bold"/>
    </style:style>
    <style:style style:name="ce176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2" fo:font-weight="normal"/>
    </style:style>
    <style:style style:name="ce176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2" fo:font-weight="bold"/>
    </style:style>
    <style:style style:name="ce176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78" style:family="table-cell" style:parent-style-name="Default">
      <style:text-properties style:font-name="Avenir2" fo:font-weight="normal"/>
    </style:style>
    <style:style style:name="ce190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5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2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35" style:family="table-cell" style:parent-style-name="Default">
      <style:table-cell-properties fo:background-color="#ffffd7" fo:border="0.74pt solid #000000"/>
    </style:style>
    <style:style style:name="ce736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67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2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8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2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2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89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2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6" style:family="table-cell" style:parent-style-name="Default"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4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5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5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2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2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2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7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18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6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7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7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55" style:family="table-cell" style:parent-style-name="Default">
      <style:table-cell-properties style:vertical-align="middle"/>
      <style:text-properties style:font-name="Avenir1"/>
    </style:style>
    <style:style style:name="ce175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ackground-color="transparent" style:vertical-align="middle"/>
      <style:text-properties style:font-name="Avenir1"/>
    </style:style>
    <style:style style:name="ce17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75" style:family="table-cell" style:parent-style-name="Default">
      <style:table-cell-properties style:vertical-align="middle"/>
      <style:text-properties style:use-window-font-color="true" style:font-name="Avenir1"/>
    </style:style>
    <style:style style:name="ce177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7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84" style:family="table-cell" style:parent-style-name="Default">
      <style:table-cell-properties fo:wrap-option="wrap" style:vertical-align="middle"/>
    </style:style>
    <style:style style:name="ce178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8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88" style:family="table-cell" style:parent-style-name="Default" style:data-style-name="N100">
      <style:text-properties style:font-name="Avenir2" fo:font-weight="bold"/>
    </style:style>
    <style:style style:name="ce178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90" style:family="table-cell" style:parent-style-name="Default" style:data-style-name="N100">
      <style:text-properties style:font-name="Avenir2" fo:font-weight="normal"/>
    </style:style>
    <style:style style:name="ce179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92" style:family="table-cell" style:parent-style-name="Default" style:data-style-name="N100">
      <style:text-properties fo:color="#ff0000" style:font-name="Avenir2" fo:font-weight="bold"/>
    </style:style>
    <style:style style:name="ce179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94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95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28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8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8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4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3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44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5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venir2"/>
    </style:style>
    <style:style style:name="T5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73" style:family="text">
      <style:text-properties fo:color="#ff0000" loext:opacity="100%" fo:font-weight="bold" style:font-weight-asian="bold" style:font-weight-complex="bold"/>
    </style:style>
    <style:style style:name="T7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6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2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8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84" style:family="text">
      <style:text-properties fo:color="#bf0041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0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(Átfogó)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2"/>
          <table:table-cell table:style-name="ce143" office:value-type="string" calcext:value-type="string">
            <text:p>MP</text:p>
          </table:table-cell>
          <table:table-cell table:style-name="ce562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3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3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3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3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3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3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3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6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3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0" calcext:value-type="float">
            <text:p>0</text:p>
          </table:table-cell>
          <table:table-cell table:style-name="ce646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3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3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0" calcext:value-type="float">
            <text:p>0</text:p>
          </table:table-cell>
          <table:table-cell table:style-name="ce646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46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72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72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72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72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7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7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1" table:number-columns-spanned="3" table:number-rows-spanned="1"/>
          <table:covered-table-cell table:number-columns-repeated="2" table:style-name="ce57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7" table:content-validation-name="val59" table:number-columns-spanned="2" table:number-rows-spanned="1"/>
          <table:covered-table-cell table:style-name="ce58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7" table:content-validation-name="val59" table:number-columns-spanned="2" table:number-rows-spanned="1"/>
          <table:covered-table-cell table:style-name="ce58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7" table:content-validation-name="val59" table:number-columns-spanned="2" table:number-rows-spanned="1"/>
          <table:covered-table-cell table:style-name="ce58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1" office:value-type="string" calcext:value-type="string" table:number-columns-spanned="2" table:number-rows-spanned="1">
            <text:p>Fok</text:p>
          </table:table-cell>
          <table:covered-table-cell table:style-name="ce61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3" table:content-validation-name="val62" table:number-columns-spanned="2" table:number-rows-spanned="1"/>
          <table:covered-table-cell table:style-name="ce613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0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67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67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4"/>
          <table:table-cell table:style-name="ce73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89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89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30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7" table:content-validation-name="val53"/>
          <table:covered-table-cell/>
          <table:table-cell table:style-name="ce567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6" table:content-validation-name="val79"/>
          <table:table-cell table:style-name="ce846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67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0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7" table:content-validation-name="val53"/>
          <table:covered-table-cell/>
          <table:table-cell table:style-name="ce567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67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67"/>
          <table:table-cell table:style-name="ce73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67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4"/>
          <table:table-cell table:style-name="ce734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67"/>
          <table:covered-table-cell table:style-name="ce482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6" table:content-validation-name="val69"/>
          <table:table-cell table:style-name="ce736"/>
          <table:table-cell table:style-name="ce418" table:number-columns-spanned="3" table:number-rows-spanned="1"/>
          <table:covered-table-cell table:style-name="ce736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6" table:content-validation-name="val86"/>
          <table:table-cell table:style-name="ce846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76"/>
        <table:table-column table:style-name="co54" table:default-cell-style-name="ce976"/>
        <table:table-column table:style-name="co55" table:default-cell-style-name="ce976"/>
        <table:table-column table:style-name="co56" table:default-cell-style-name="ce976"/>
        <table:table-column table:style-name="co57" table:number-columns-repeated="2" table:default-cell-style-name="ce976"/>
        <table:table-column table:style-name="co58" table:number-columns-repeated="3" table:default-cell-style-name="ce976"/>
        <table:table-column table:style-name="co59" table:default-cell-style-name="ce976"/>
        <table:table-column table:style-name="co14" table:default-cell-style-name="ce976"/>
        <table:table-column table:style-name="co60" table:default-cell-style-name="ce976"/>
        <table:table-column table:style-name="co61" table:default-cell-style-name="ce976"/>
        <table:table-column table:style-name="co62" table:default-cell-style-name="ce976"/>
        <table:table-column table:style-name="co63" table:default-cell-style-name="ce976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76"/>
        <table:table-column table:style-name="co14" table:number-columns-repeated="16128" table:default-cell-style-name="ce976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2"/>
          <table:covered-table-cell table:number-columns-repeated="5" table:style-name="ce982"/>
          <table:covered-table-cell table:number-columns-repeated="2" table:style-name="ce89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3">
          <table:table-cell table:style-name="ce892"/>
          <table:table-cell table:style-name="ce892" table:number-columns-spanned="6" table:number-rows-spanned="1"/>
          <table:covered-table-cell table:number-columns-repeated="5" table:style-name="ce892"/>
          <table:table-cell table:style-name="ce892" table:number-columns-repeated="8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4">
          <table:table-cell table:style-name="ce431"/>
          <table:table-cell table:style-name="ce97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7" table:content-validation-name="val123" office:value-type="string" calcext:value-type="string">
            <text:p>Módosítók</text:p>
          </table:table-cell>
          <table:table-cell table:style-name="ce977" table:content-validation-name="val130" office:value-type="string" calcext:value-type="string">
            <text:p>Összesen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Összesen felvett HM:</text:p>
          </table:table-cell>
          <table:covered-table-cell table:style-name="ce892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38" table:content-validation-name="val114" office:value-type="float" office:value="10" calcext:value-type="float">
            <text:p>10</text:p>
          </table:table-cell>
          <table:table-cell table:style-name="ce1038" table:content-validation-name="val12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2" table:content-validation-name="val131" table:formula="of:=[.C4]+[.D4]" office:value-type="float" office:value="15" calcext:value-type="float">
            <text:p>15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Max felvehető HM:</text:p>
          </table:table-cell>
          <table:covered-table-cell table:style-name="ce892"/>
          <table:table-cell table:style-name="ce1174" table:content-validation-name="val151" table:formula="of:=[KP_tablazat.K20]*[Alapértékek.D8]" office:value-type="float" office:value="30" calcext:value-type="float">
            <text:p>3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38" table:content-validation-name="val114" office:value-type="float" office:value="20" calcext:value-type="float">
            <text:p>20</text:p>
          </table:table-cell>
          <table:table-cell table:style-name="ce1038" table:content-validation-name="val125" table:formula="of:=2*([Alapértékek.$C$18]+[Alapértékek.$C$20]+[Alapértékek.$C$21])" office:value-type="float" office:value="0" calcext:value-type="float">
            <text:p>0</text:p>
          </table:table-cell>
          <table:table-cell table:style-name="ce1092" table:content-validation-name="val132" table:formula="of:=[.C5]+[.B5]+[.D5]" office:value-type="float" office:value="20" calcext:value-type="float">
            <text:p>20</text:p>
          </table:table-cell>
          <table:table-cell table:style-name="ce892" table:number-columns-repeated="5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38" table:content-validation-name="val114" office:value-type="float" office:value="120" calcext:value-type="float">
            <text:p>120</text:p>
          </table:table-cell>
          <table:table-cell table:style-name="ce1038" table:content-validation-name="val126" table:formula="of:=2*([Alapértékek.$C$20]+[Alapértékek.$C$21])" office:value-type="float" office:value="0" calcext:value-type="float">
            <text:p>0</text:p>
          </table:table-cell>
          <table:table-cell table:style-name="ce1092" table:content-validation-name="val133" table:formula="of:=[.C6]+[.B6]+[.D6]" office:value-type="float" office:value="120" calcext:value-type="float">
            <text:p>120</text:p>
          </table:table-cell>
          <table:table-cell table:style-name="ce892" table:number-columns-repeated="5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892" table:number-columns-repeated="6"/>
          <table:table-cell table:style-name="ce1069" office:value-type="string" calcext:value-type="string" table:number-columns-spanned="2" table:number-rows-spanned="1">
            <text:p>Össz felvett CM:</text:p>
          </table:table-cell>
          <table:covered-table-cell table:style-name="ce892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92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38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0" calcext:value-type="float">
            <text:p>0</text:p>
          </table:table-cell>
          <table:table-cell table:style-name="ce1092" table:content-validation-name="val134" table:formula="of:=[.C8]+[.B8]+[.D8]" office:value-type="float" office:value="-30" calcext:value-type="float">
            <text:p>-30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Max felvehető CM:</text:p>
          </table:table-cell>
          <table:covered-table-cell table:style-name="ce892"/>
          <table:table-cell table:style-name="ce1174" table:content-validation-name="val152" table:formula="of:=[KP_tablazat.K23]*[Alapértékek.$D$8]" office:value-type="float" office:value="20" calcext:value-type="float">
            <text:p>2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892" table:number-columns-spanned="9" table:number-rows-spanned="1"/>
          <table:covered-table-cell table:number-columns-repeated="5" table:style-name="ce982"/>
          <table:covered-table-cell table:number-columns-repeated="3" table:style-name="ce89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92"/>
          <table:table-cell table:style-name="ce1069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Átlag HM</text:p>
          </table:table-cell>
          <table:covered-table-cell table:style-name="ce892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840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2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0" table:content-validation-name="val116" office:value-type="string" calcext:value-type="string">
            <text:p>Szint</text:p>
          </table:table-cell>
          <table:table-cell table:style-name="ce1040" office:value-type="string" calcext:value-type="string">
            <text:p>KÉ</text:p>
          </table:table-cell>
          <table:table-cell table:style-name="ce1040" office:value-type="string" calcext:value-type="string">
            <text:p>TÉ/CÉ</text:p>
          </table:table-cell>
          <table:table-cell table:style-name="ce1040" office:value-type="string" calcext:value-type="string">
            <text:p>VÉ</text:p>
          </table:table-cell>
          <table:table-cell table:style-name="ce1040" table:content-validation-name="val139" office:value-type="string" calcext:value-type="string">
            <text:p>Harckeret</text:p>
          </table:table-cell>
          <table:table-cell table:style-name="ce104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2"/>
          <table:table-cell table:number-columns-repeated="2"/>
          <table:table-cell table:style-name="ce892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7">
          <table:table-cell table:style-name="ce923" table:number-columns-spanned="9" table:number-rows-spanned="1"/>
          <table:covered-table-cell table:number-columns-repeated="7" table:style-name="ce923"/>
          <table:covered-table-cell table:style-name="ce798"/>
          <table:table-cell table:style-name="ce92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6"/>
          <table:covered-table-cell table:number-columns-repeated="5" table:style-name="ce580"/>
          <table:covered-table-cell table:style-name="ce986"/>
          <table:covered-table-cell table:style-name="ce11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0" table:content-validation-name="val53" office:value-type="string" calcext:value-type="string">
            <text:p>Fegyver</text:p>
          </table:table-cell>
          <table:table-cell table:style-name="ce987" table:content-validation-name="val53" office:value-type="string" calcext:value-type="string">
            <text:p>Sebesség</text:p>
          </table:table-cell>
          <table:table-cell table:style-name="ce1053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3" office:value-type="string" calcext:value-type="string">
            <text:p>SP</text:p>
          </table:table-cell>
          <table:table-cell table:style-name="ce1053" office:value-type="string" calcext:value-type="string" table:number-columns-spanned="2" table:number-rows-spanned="1">
            <text:p>Komment</text:p>
          </table:table-cell>
          <table:covered-table-cell table:style-name="ce989"/>
          <table:table-cell table:style-name="ce923"/>
          <table:table-cell table:style-name="ce840"/>
          <table:table-cell table:number-columns-repeated="2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57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57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57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2"/>
          <table:table-cell table:style-name="ce982" table:number-columns-repeated="4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935" table:number-columns-spanned="2" table:number-rows-spanned="1"/>
          <table:covered-table-cell table:style-name="ce935"/>
          <table:table-cell table:style-name="ce835"/>
          <table:table-cell table:style-name="Default" table:number-columns-repeated="3"/>
          <table:table-cell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9"/>
          <table:table-cell table:style-name="ce923"/>
          <table:table-cell table:style-name="Default" table:number-columns-repeated="3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0" table:content-validation-name="val92" office:value-type="string" calcext:value-type="string">
            <text:p>Távolsági fegyver</text:p>
          </table:table-cell>
          <table:table-cell table:style-name="ce987" table:content-validation-name="val53" office:value-type="string" calcext:value-type="string">
            <text:p>Sebesség</text:p>
          </table:table-cell>
          <table:table-cell table:style-name="ce1053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3" office:value-type="string" calcext:value-type="string">
            <text:p>SP</text:p>
          </table:table-cell>
          <table:table-cell table:style-name="ce1053" office:value-type="string" calcext:value-type="string" table:number-columns-spanned="2" table:number-rows-spanned="1">
            <text:p>Hatótáv + Komment</text:p>
          </table:table-cell>
          <table:covered-table-cell table:style-name="ce989"/>
          <table:table-cell table:style-name="ce923"/>
          <table:table-cell table:style-name="Default" table:number-columns-repeated="3"/>
          <table:table-cell table:style-name="ce840"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57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57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4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5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57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2"/>
          <table:covered-table-cell/>
          <table:covered-table-cell table:style-name="ce892"/>
          <table:covered-table-cell table:style-name="ce794"/>
          <table:table-cell table:style-name="ce892"/>
          <table:table-cell table:style-name="Default" table:number-columns-repeated="3"/>
          <table:table-cell table:style-name="ce892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40">
          <table:table-cell table:style-name="ce451" table:content-validation-name="val9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986" table:content-validation-name="val104"/>
          <table:table-cell table:style-name="ce987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2"/>
          <table:table-cell table:style-name="ce89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57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57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57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7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8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9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3" table:content-validation-name="val141" table:formula="of:=[.G30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803"/>
          <table:table-cell table:style-name="ce89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36" table:number-columns-spanned="3" table:number-rows-spanned="1"/>
          <table:covered-table-cell table:number-columns-repeated="2" table:style-name="ce1157"/>
          <table:table-cell table:style-name="ce89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6" table:content-validation-name="val145"/>
          <table:covered-table-cell table:style-name="ce1157"/>
          <table:covered-table-cell table:style-name="ce892"/>
          <table:table-cell table:style-name="ce89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2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9"/>
          <table:table-cell table:style-name="ce892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2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3"/>
          <table:table-cell table:style-name="ce1099" table:content-validation-name="val119" office:value-type="string" calcext:value-type="string">
            <text:p>Tám/kör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17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17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7" office:value-type="string" calcext:value-type="string">
            <text:p>TÉ</text:p>
          </table:table-cell>
          <table:table-cell table:style-name="ce12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89" table:number-columns-repeated="2"/>
          <table:table-cell table:style-name="ce633"/>
          <table:table-cell table:style-name="ce989"/>
          <table:table-cell table:style-name="ce633" table:number-columns-repeated="3"/>
          <table:table-cell table:style-name="ce810"/>
          <table:table-cell table:style-name="ce923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16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6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3" table:number-columns-spanned="2" table:number-rows-spanned="1"/>
          <table:covered-table-cell table:style-name="ce1023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7" office:value-type="string" calcext:value-type="string">
            <text:p>TÉ</text:p>
          </table:table-cell>
          <table:table-cell table:style-name="ce12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24" table:number-columns-spanned="2" table:number-rows-spanned="1"/>
          <table:covered-table-cell table:style-name="ce1067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7" office:value-type="string" calcext:value-type="string">
            <text:p>Szúró</text:p>
          </table:table-cell>
          <table:table-cell table:style-name="ce1067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0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47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47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3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24" table:content-validation-name="val110" table:number-columns-spanned="2" table:number-rows-spanned="1"/>
          <table:covered-table-cell table:style-name="ce106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92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O$60];0)" office:value-type="float" office:value="0" calcext:value-type="float">
            <text:p>0</text:p>
          </table:table-cell>
          <table:table-cell table:style-name="ce1253" table:formula="of:=[.P60]" office:value-type="float" office:value="0" calcext:value-type="float">
            <text:p>0</text:p>
          </table:table-cell>
          <table:table-cell table:style-name="ce907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24" table:content-validation-name="val111" table:number-columns-spanned="2" table:number-rows-spanned="1"/>
          <table:covered-table-cell table:style-name="ce1024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92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1024" table:content-validation-name="val112" table:number-columns-spanned="2" table:number-rows-spanned="1"/>
          <table:covered-table-cell table:style-name="ce1024"/>
          <table:table-cell table:style-name="ce98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892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24" table:content-validation-name="val113" table:number-columns-spanned="2" table:number-rows-spanned="1"/>
          <table:covered-table-cell table:style-name="ce102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18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18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892" table:number-columns-repeated="2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3"/>
          <table:covered-table-cell table:number-columns-repeated="3"/>
          <table:covered-table-cell table:style-name="ce923"/>
          <table:covered-table-cell table:style-name="ce798"/>
          <table:table-cell table:style-name="ce892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2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68" table:number-columns-repeated="6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6"/>
          <table:table-cell table:style-name="ce710"/>
          <table:table-cell table:style-name="ce773"/>
          <table:table-cell table:style-name="ce90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8"/>
          <table:table-cell table:style-name="ce716"/>
          <table:table-cell table:style-name="ce777"/>
          <table:table-cell table:style-name="ce903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5"/>
          <table:table-cell table:style-name="ce719"/>
          <table:table-cell table:style-name="ce778"/>
          <table:table-cell table:style-name="ce904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6"/>
          <table:table-cell table:style-name="ce725"/>
          <table:table-cell table:style-name="ce780"/>
          <table:table-cell table:style-name="ce911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7"/>
          <table:table-cell table:style-name="ce727"/>
          <table:table-cell table:style-name="ce781"/>
          <table:table-cell table:style-name="ce91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8"/>
          <table:covered-table-cell table:style-name="ce825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8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892"/>
          <table:table-cell table:style-name="ce556"/>
          <table:table-cell table:style-name="ce892" table:number-columns-repeated="13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 table:number-rows-repeated="65465">
          <table:table-cell table:style-name="ce892" table:number-columns-repeated="15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 table:number-rows-repeated="9">
          <table:table-cell table:style-name="ce89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298"/>
        <table:table-column table:style-name="co67" table:default-cell-style-name="ce298"/>
        <table:table-column table:style-name="co68" table:default-cell-style-name="ce298"/>
        <table:table-column table:style-name="co69" table:default-cell-style-name="ce298"/>
        <table:table-column table:style-name="co70" table:default-cell-style-name="ce298"/>
        <table:table-column table:style-name="co71" table:default-cell-style-name="ce298"/>
        <table:table-column table:style-name="co72" table:default-cell-style-name="ce298"/>
        <table:table-column table:style-name="co73" table:default-cell-style-name="ce298"/>
        <table:table-column table:style-name="co74" table:default-cell-style-name="ce298"/>
        <table:table-column table:style-name="co75" table:default-cell-style-name="ce298"/>
        <table:table-column table:style-name="co76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9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Arkánumo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29" table:content-validation-name="val159"/>
          <table:covered-table-cell table:style-name="ce572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29" table:content-validation-name="val159"/>
          <table:covered-table-cell table:style-name="ce572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96" table:content-validation-name="val159" table:number-columns-spanned="4" table:number-rows-spanned="1"/>
          <table:covered-table-cell table:style-name="ce1339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3" office:value-type="string" calcext:value-type="string">
            <text:p>Max</text:p>
          </table:table-cell>
          <table:table-cell table:style-name="ce383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9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0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7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96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1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1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1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10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9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42">
          <table:table-cell table:style-name="ce1327" table:content-validation-name="val53" table:number-columns-spanned="13" table:number-rows-spanned="1"/>
          <table:covered-table-cell table:number-columns-repeated="11" table:style-name="ce1327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29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417"/>
          <table:table-cell table:style-name="ce1582" office:value-type="string" calcext:value-type="string">
            <text:p>Fegyver</text:p>
          </table:table-cell>
          <table:table-cell table:style-name="ce1599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618" office:value-type="string" calcext:value-type="string">
            <text:p>Sebzés módja</text:p>
          </table:table-cell>
          <table:table-cell table:style-name="ce1623" office:value-type="string" calcext:value-type="string">
            <text:p>Átütés</text:p>
          </table:table-cell>
          <table:table-cell table:style-name="ce1623" office:value-type="string" calcext:value-type="string">
            <text:p>Íves</text:p>
          </table:table-cell>
          <table:table-cell table:style-name="ce1633" office:value-type="string" calcext:value-type="string">
            <text:p>1,5 kezes</text:p>
          </table:table-cell>
          <table:table-cell table:style-name="ce1623" office:value-type="string" calcext:value-type="string">
            <text:p>Pengehossz</text:p>
          </table:table-cell>
          <table:table-cell table:style-name="ce1623" office:value-type="string" calcext:value-type="string">
            <text:p>KÉ</text:p>
          </table:table-cell>
          <table:table-cell table:style-name="ce1623" office:value-type="string" calcext:value-type="string">
            <text:p>TÉ</text:p>
          </table:table-cell>
          <table:table-cell table:style-name="ce1623" office:value-type="string" calcext:value-type="string">
            <text:p>VÉ</text:p>
          </table:table-cell>
          <table:table-cell table:style-name="ce1623" office:value-type="string" calcext:value-type="string">
            <text:p>Sebesség</text:p>
          </table:table-cell>
          <table:table-cell table:style-name="ce1599" office:value-type="string" calcext:value-type="string">
            <text:p>Harcmodor</text:p>
          </table:table-cell>
          <table:table-cell table:style-name="ce1660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Közelharci fegyverek</text:p>
          </table:table-cell>
          <table:table-cell table:style-name="ce1583" office:value-type="string" calcext:value-type="string">
            <text:p><text:s/>__</text:p>
          </table:table-cell>
          <table:table-cell table:style-name="ce1600"/>
          <table:table-cell table:style-name="ce1600" office:value-type="string" calcext:value-type="string">
            <text:p>x</text:p>
          </table:table-cell>
          <table:table-cell table:number-columns-repeated="2" table:style-name="ce1583" office:value-type="string" calcext:value-type="string">
            <text:p>x</text:p>
          </table:table-cell>
          <table:table-cell table:style-name="ce1583"/>
          <table:table-cell table:style-name="ce1635"/>
          <table:table-cell table:number-columns-repeated="3" table:style-name="ce1583" office:value-type="string" calcext:value-type="string">
            <text:p>x</text:p>
          </table:table-cell>
          <table:table-cell table:number-columns-repeated="2" table:style-name="ce1646" office:value-type="string" calcext:value-type="string">
            <text:p>x</text:p>
          </table:table-cell>
          <table:table-cell table:style-name="ce1583" table:number-columns-repeated="2"/>
          <table:table-cell table:style-name="ce1687" table:number-columns-repeated="241"/>
          <table:table-cell table:number-columns-repeated="16128"/>
        </table:table-row>
        <table:table-row table:style-name="ro16">
          <table:table-cell/>
          <table:table-cell table:style-name="ce1584" office:value-type="string" calcext:value-type="string">
            <text:p>Puszta kéz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45" office:value-type="float" office:value="0" calcext:value-type="float">
            <text:p>0</text:p>
          </table:table-cell>
          <table:table-cell table:number-columns-repeated="3" table:style-name="ce1601" office:value-type="float" office:value="-10" calcext:value-type="float">
            <text:p>-10</text:p>
          </table:table-cell>
          <table:table-cell table:style-name="ce160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17"/>
          <table:table-cell table:style-name="ce1585" office:value-type="string" calcext:value-type="string">
            <text:p>Béltépő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Dzsambi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Garott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string" calcext:value-type="string">
            <text:p>spec.</text:p>
          </table:table-cell>
          <table:table-cell table:number-columns-repeated="3"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-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85" office:value-type="string" calcext:value-type="string">
            <text:p>Ké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riszké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85" office:value-type="string" calcext:value-type="string">
            <text:p>Levéltőr</text:p>
          </table:table-cell>
          <table:table-cell table:style-name="ce1602" office:value-type="string" calcext:value-type="string">
            <text:p>egy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11" office:value-type="string" calcext:value-type="string">
            <text:p>S/V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0" calcext:value-type="float">
            <text:p>0</text:p>
          </table:table-cell>
          <table:table-cell table:style-name="ce1611" office:value-type="float" office:value="2" calcext:value-type="float">
            <text:p>2</text:p>
          </table:table-cell>
          <table:table-cell table:style-name="ce1611" office:value-type="float" office:value="4" calcext:value-type="float">
            <text:p>4</text:p>
          </table:table-cell>
          <table:table-cell table:number-columns-repeated="2" table:style-name="ce161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arkolatgomb</text:p>
          </table:table-cell>
          <table:table-cell table:style-name="ce1602" office:value-type="string" calcext:value-type="string">
            <text:p>egykezes</text:p>
          </table:table-cell>
          <table:table-cell table:style-name="ce1611" office:value-type="float" office:value="0" calcext:value-type="float">
            <text:p>0</text:p>
          </table:table-cell>
          <table:table-cell table:style-name="ce1611" office:value-type="string" calcext:value-type="string">
            <text:p>Z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39"/>
          <table:table-cell table:style-name="ce1611" office:value-type="float" office:value="0" calcext:value-type="float">
            <text:p>0</text:p>
          </table:table-cell>
          <table:table-cell table:number-columns-repeated="3" table:style-name="ce1611" office:value-type="float" office:value="-7" calcext:value-type="float">
            <text:p>-7</text:p>
          </table:table-cell>
          <table:table-cell table:style-name="ce161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éregfog</text:p>
          </table:table-cell>
          <table:table-cell table:style-name="ce1602" office:value-type="string" calcext:value-type="string">
            <text:p>egykezes</text:p>
          </table:table-cell>
          <table:table-cell table:style-name="ce1611" office:value-type="float" office:value="0" calcext:value-type="float">
            <text:p>0</text:p>
          </table:table-cell>
          <table:table-cell table:style-name="ce1611" office:value-type="string" calcext:value-type="string">
            <text:p>S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0" calcext:value-type="float">
            <text:p>0</text:p>
          </table:table-cell>
          <table:table-cell table:style-name="ce1611" office:value-type="float" office:value="1" calcext:value-type="float">
            <text:p>1</text:p>
          </table:table-cell>
          <table:table-cell table:number-columns-repeated="2" table:style-name="ce1611" office:value-type="float" office:value="3" calcext:value-type="float">
            <text:p>3</text:p>
          </table:table-cell>
          <table:table-cell table:style-name="ce161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Pugos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Ramier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3" calcext:value-type="float">
            <text:p>3</text:p>
          </table:table-cell>
          <table:table-cell table:number-columns-repeated="3"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6">
          <table:table-cell/>
          <table:table-cell table:style-name="ce1585" office:value-type="string" calcext:value-type="string">
            <text:p>Tőr, hárít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Tőr, kígy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, ököl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/>
          <table:table-cell table:number-columns-repeated="16369"/>
        </table:table-row>
        <table:table-row table:style-name="ro6">
          <table:table-cell table:style-name="ce1554"/>
          <table:table-cell table:style-name="ce1587" office:value-type="string" calcext:value-type="string">
            <text:p>Tőr, páncélszúr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style-name="ce1624" office:value-type="string" calcext:value-type="string">
            <text:p>5+Erő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Tőr, Slan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number-columns-repeated="2" table:style-name="ce1602" office:value-type="float" office:value="0" calcext:value-type="float">
            <text:p>0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/>
          <table:table-cell table:number-columns-repeated="16369"/>
        </table:table-row>
        <table:table-row table:style-name="ro1">
          <table:table-cell table:style-name="ce1339"/>
          <table:table-cell table:style-name="ce1588" office:value-type="string" calcext:value-type="string">
            <text:p>Vasököl / páncélkesztyű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Z</text:p>
          </table:table-cell>
          <table:table-cell table:style-name="ce1625" office:value-type="float" office:value="0" calcext:value-type="float">
            <text:p>0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number-columns-repeated="3" table:style-name="ce1604" office:value-type="float" office:value="-7" calcext:value-type="float">
            <text:p>-7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8">
          <table:table-cell table:style-name="ce1418" office:value-type="string" calcext:value-type="string">
            <text:p>Kardvívó fegyverek</text:p>
          </table:table-cell>
          <table:table-cell table:style-name="ce1584" office:value-type="string" calcext:value-type="string">
            <text:p>Kard, dzsenn szably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5" calcext:value-type="float">
            <text:p>15</text:p>
          </table:table-cell>
          <table:table-cell table:style-name="ce1601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emrelin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number-columns-repeated="2" table:style-name="ce1602" office:value-type="float" office:value="13" calcext:value-type="float">
            <text:p>13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6"/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fejvadás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51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5" office:value-type="string" calcext:value-type="string">
            <text:p>Kard, handzsár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hiequar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S/V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hosszú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Kard, jatagán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19" office:value-type="string" calcext:value-type="string">
            <text:p><text:span text:style-name="T47"> </text:span><text:span text:style-name="T48">V/S</text:span>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5" office:value-type="string" calcext:value-type="string">
            <text:p>Kard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20" calcext:value-type="float">
            <text:p>20</text:p>
          </table:table-cell>
          <table:table-cell table:style-name="ce1602" office:value-type="float" office:value="15" calcext:value-type="float">
            <text:p>15</text:p>
          </table:table-cell>
          <table:table-cell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khossa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kígy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1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number-columns-repeated="2" table:style-name="ce1602" office:value-type="float" office:value="11" calcext:value-type="float">
            <text:p>11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Lagoss 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6" calcext:value-type="float">
            <text:p>16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lovag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15" calcext:value-type="float">
            <text:p>15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5" office:value-type="string" calcext:value-type="string">
            <text:p>Kard, másfél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6" calcext:value-type="float">
            <text:p>16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85" office:value-type="string" calcext:value-type="string">
            <text:p>Kard, mesterkard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18" calcext:value-type="float">
            <text:p>18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85" office:value-type="string" calcext:value-type="string">
            <text:p>Kard, Pugoss 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rövid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4" calcext:value-type="float">
            <text:p>4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585" office:value-type="string" calcext:value-type="string">
            <text:p>Kard, Slan 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19" calcext:value-type="float">
            <text:p>19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5" office:value-type="string" calcext:value-type="string">
            <text:p>Kard, Slan rövid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1" calcext:value-type="float">
            <text:p>11</text:p>
          </table:table-cell>
          <table:table-cell table:number-columns-repeated="2"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5" office:value-type="string" calcext:value-type="string">
            <text:p>Kard, Slan csatakard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23" calcext:value-type="float">
            <text:p>23</text:p>
          </table:table-cell>
          <table:table-cell table:style-name="ce1602" office:value-type="float" office:value="17" calcext:value-type="float">
            <text:p>17</text:p>
          </table:table-cell>
          <table:table-cell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Kard,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6">
          <table:table-cell table:style-name="ce1554"/>
          <table:table-cell table:style-name="ce1587" office:value-type="string" calcext:value-type="string">
            <text:p>Mara-sequor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52">MK, KF</text:span><text:span text:style-name="T58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554"/>
          <table:table-cell table:style-name="ce1587" office:value-type="string" calcext:value-type="string">
            <text:p>Meneth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52">KF</text:span><text:span text:style-name="T58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Predoci egyeneskard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Sequor 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57"/>
          <table:table-cell table:style-name="ce1589" office:value-type="string" calcext:value-type="string">
            <text:p>Tőrkard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60">+2</text:span></text:p>
            <text:p><text:span text:style-name="T14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Zúzó fegyverek</text:p>
          </table:table-cell>
          <table:table-cell table:style-name="ce1584" office:value-type="string" calcext:value-type="string">
            <text:p>Bot, rövid</text:p>
          </table:table-cell>
          <table:table-cell table:style-name="ce1601" office:value-type="string" calcext:value-type="string">
            <text:p>egykezes</text:p>
          </table:table-cell>
          <table:table-cell table:style-name="ce1607" office:value-type="float" office:value="-3" calcext:value-type="float">
            <text:p>-3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.5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5" calcext:value-type="float">
            <text:p>5</text:p>
          </table:table-cell>
          <table:table-cell table:style-name="ce1652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ot, furkós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-1" calcext:value-type="float">
            <text:p>-1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Buzogány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7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20" calcext:value-type="float">
            <text:p>20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láncos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5" calcext:value-type="float">
            <text:p>15</text:p>
          </table:table-cell>
          <table:table-cell table:number-columns-repeated="2"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shadleki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5" office:value-type="string" calcext:value-type="string">
            <text:p>Buzogány, tollas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4" calcext:value-type="float">
            <text:p>4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8" calcext:value-type="float">
            <text:p>18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8">
          <table:table-cell/>
          <table:table-cell table:style-name="ce1585" office:value-type="string" calcext:value-type="string">
            <text:p>Csatacsákány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zúzás</text:p>
          </table:table-cell>
          <table:table-cell table:style-name="ce166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7"/>
          <table:table-cell table:style-name="ce1589" office:value-type="string" calcext:value-type="string">
            <text:p>Harci kalapác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1"/>
          <table:table-cell table:style-name="ce1606" office:value-type="float" office:value="1.5" calcext:value-type="float">
            <text:p>1.5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20" calcext:value-type="float">
            <text:p>20</text:p>
          </table:table-cell>
          <table:table-cell table:number-columns-repeated="2" table:style-name="ce1606" office:value-type="float" office:value="8" calcext:value-type="float">
            <text:p>8</text:p>
          </table:table-cell>
          <table:table-cell table:style-name="ce1656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Lándzsavívó fegyverek</text:p>
          </table:table-cell>
          <table:table-cell table:style-name="ce1590" office:value-type="string" calcext:value-type="string">
            <text:p>Alabárd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+Z/V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0" calcext:value-type="float">
            <text:p>0</text:p>
          </table:table-cell>
          <table:table-cell table:style-name="ce1637"/>
          <table:table-cell table:style-name="ce1603" office:value-type="float" office:value="3" calcext:value-type="float">
            <text:p>3</text:p>
          </table:table-cell>
          <table:table-cell table:style-name="ce1607" office:value-type="float" office:value="12" calcext:value-type="float">
            <text:p>12</text:p>
          </table:table-cell>
          <table:table-cell table:number-columns-repeated="2" table:style-name="ce1607" office:value-type="float" office:value="28" calcext:value-type="float">
            <text:p>28</text:p>
          </table:table-cell>
          <table:table-cell table:style-name="ce1607" office:value-type="float" office:value="8" calcext:value-type="float">
            <text:p>8</text:p>
          </table:table-cell>
          <table:table-cell table:style-name="ce1653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54"/>
          <table:table-cell table:style-name="ce1587" office:value-type="string" calcext:value-type="string">
            <text:p>Bot, hosszú</text:p>
          </table:table-cell>
          <table:table-cell table:style-name="ce1603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24" calcext:value-type="float">
            <text:p>24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554"/>
          <table:table-cell table:style-name="ce1587" office:value-type="string" calcext:value-type="string">
            <text:p>Lándzsa</text:p>
          </table:table-cell>
          <table:table-cell table:style-name="ce1603" office:value-type="string" calcext:value-type="string">
            <text:p>kétkezes</text:p>
          </table:table-cell>
          <table:table-cell table:style-name="ce161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string" calcext:value-type="string">
            <text:p>4/0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3" office:value-type="float" office:value="14" calcext:value-type="float">
            <text:p>14</text:p>
          </table:table-cell>
          <table:table-cell table:number-columns-repeated="2" table:style-name="ce1603" office:value-type="float" office:value="32" calcext:value-type="float">
            <text:p>3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554"/>
          <table:table-cell table:style-name="ce1587" office:value-type="string" calcext:value-type="string">
            <text:p>Pika</text:p>
          </table:table-cell>
          <table:table-cell table:style-name="ce1603" office:value-type="string" calcext:value-type="string">
            <text:p>kétkezes</text:p>
          </table:table-cell>
          <table:table-cell table:style-name="ce161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string" calcext:value-type="string">
            <text:p>4/0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number-columns-repeated="2" table:style-name="ce1603" office:value-type="float" office:value="40" calcext:value-type="float">
            <text:p>40</text:p>
          </table:table-cell>
          <table:table-cell table:style-name="ce1603" office:value-type="float" office:value="9" calcext:value-type="float">
            <text:p>9</text:p>
          </table:table-cell>
          <table:table-cell table:style-name="ce1653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54"/>
          <table:table-cell table:style-name="ce1587" office:value-type="string" calcext:value-type="string">
            <text:p>Szigony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562"/>
          <table:table-cell table:style-name="ce1591" office:value-type="string" calcext:value-type="string">
            <text:p>Szigony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0" calcext:value-type="float">
            <text:p>0</text:p>
          </table:table-cell>
          <table:table-cell table:style-name="ce1640"/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22" calcext:value-type="float">
            <text:p>22</text:p>
          </table:table-cell>
          <table:table-cell table:style-name="ce1608" office:value-type="float" office:value="26" calcext:value-type="float">
            <text:p>26</text:p>
          </table:table-cell>
          <table:table-cell table:style-name="ce1608" office:value-type="float" office:value="8" calcext:value-type="float">
            <text:p>8</text:p>
          </table:table-cell>
          <table:table-cell table:style-name="ce1657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73"/>
          <table:table-cell table:style-name="ce1592" office:value-type="string" calcext:value-type="string">
            <text:p>Fegyver</text:p>
          </table:table-cell>
          <table:table-cell table:style-name="ce1609" office:value-type="string" calcext:value-type="string">
            <text:p>Forgatás módja</text:p>
          </table:table-cell>
          <table:table-cell table:style-name="ce1592" office:value-type="string" calcext:value-type="string">
            <text:p>SP</text:p>
          </table:table-cell>
          <table:table-cell table:style-name="ce1609" office:value-type="string" calcext:value-type="string">
            <text:p>Sebzés módja</text:p>
          </table:table-cell>
          <table:table-cell table:style-name="ce1592" office:value-type="string" calcext:value-type="string">
            <text:p>Átütés</text:p>
          </table:table-cell>
          <table:table-cell table:style-name="ce1592" table:number-columns-repeated="2"/>
          <table:table-cell table:style-name="ce1592" office:value-type="string" calcext:value-type="string">
            <text:p>Hatótáv</text:p>
          </table:table-cell>
          <table:table-cell table:style-name="ce1592" office:value-type="string" calcext:value-type="string">
            <text:p>KÉ</text:p>
          </table:table-cell>
          <table:table-cell table:style-name="ce1592" office:value-type="string" calcext:value-type="string">
            <text:p>CÉ</text:p>
          </table:table-cell>
          <table:table-cell table:style-name="ce1592" office:value-type="string" calcext:value-type="string">
            <text:p>Osztó</text:p>
          </table:table-cell>
          <table:table-cell table:style-name="ce1592" office:value-type="string" calcext:value-type="string">
            <text:p>Sebesség</text:p>
          </table:table-cell>
          <table:table-cell table:style-name="ce1592" office:value-type="string" calcext:value-type="string">
            <text:p>Harcmodor</text:p>
          </table:table-cell>
          <table:table-cell table:style-name="ce1592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18" office:value-type="string" calcext:value-type="string">
            <text:p>Hajítófegyverek</text:p>
          </table:table-cell>
          <table:table-cell table:style-name="ce1593" office:value-type="string" calcext:value-type="string">
            <text:p>Bola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2"/>
          <table:table-cell table:style-name="ce1614" office:value-type="string" calcext:value-type="string">
            <text:p>20m</text:p>
          </table:table-cell>
          <table:table-cell table:number-columns-repeated="2" table:style-name="ce1614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647" office:value-type="float" office:value="10" calcext:value-type="float">
            <text:p>10</text:p>
          </table:table-cell>
          <table:table-cell table:style-name="ce1652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2">
          <table:table-cell table:style-name="ce1574"/>
          <table:table-cell table:style-name="ce1594" office:value-type="string" calcext:value-type="string">
            <text:p>Dárda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3" calcext:value-type="float">
            <text:p>3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3" calcext:value-type="float">
            <text:p>3</text:p>
          </table:table-cell>
          <table:table-cell table:style-name="ce1628" table:number-columns-repeated="2"/>
          <table:table-cell table:style-name="ce1615" office:value-type="string" calcext:value-type="string">
            <text:p>5m + (Erő x 3)</text:p>
          </table:table-cell>
          <table:table-cell table:style-name="ce1615" office:value-type="float" office:value="5" calcext:value-type="float">
            <text:p>5</text:p>
          </table:table-cell>
          <table:table-cell table:style-name="ce1615" office:value-type="float" office:value="3" calcext:value-type="float">
            <text:p>3</text:p>
          </table:table-cell>
          <table:table-cell table:style-name="ce1597" office:value-type="float" office:value="2" calcext:value-type="float">
            <text:p>2</text:p>
          </table:table-cell>
          <table:table-cell table:style-name="ce1648" office:value-type="float" office:value="7" calcext:value-type="float">
            <text:p>7</text:p>
          </table:table-cell>
          <table:table-cell table:style-name="ce1658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61">Maximális hatótávolsága: </text:span><text:span text:style-name="T67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90"/>
          <table:table-cell table:style-name="ce604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593" office:value-type="string" calcext:value-type="string">
            <text:p>Dobóháló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2"/>
          <table:table-cell table:style-name="ce1614" office:value-type="string" calcext:value-type="string">
            <text:p>4m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47" office:value-type="float" office:value="10" calcext:value-type="float">
            <text:p>10</text:p>
          </table:table-cell>
          <table:table-cell table:style-name="ce1652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Hajítóbárd</text:p>
          </table:table-cell>
          <table:table-cell table:style-name="ce1597" office:value-type="string" calcext:value-type="string">
            <text:p>egykeze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20m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17"/>
          <table:table-cell table:style-name="ce1596" office:value-type="string" calcext:value-type="string">
            <text:p>Hajítótőr</text:p>
          </table:table-cell>
          <table:table-cell table:style-name="ce1594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622" office:value-type="string" calcext:value-type="string">
            <text:p>S</text:p>
          </table:table-cell>
          <table:table-cell table:style-name="ce1622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22" office:value-type="string" calcext:value-type="string">
            <text:p>15m</text:p>
          </table:table-cell>
          <table:table-cell table:style-name="ce1622" office:value-type="float" office:value="12" calcext:value-type="float">
            <text:p>12</text:p>
          </table:table-cell>
          <table:table-cell table:style-name="ce1622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5" calcext:value-type="float">
            <text:p>5</text:p>
          </table:table-cell>
          <table:table-cell table:style-name="ce1659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95" office:value-type="string" calcext:value-type="string">
            <text:p>kő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22" office:value-type="string" calcext:value-type="string">
            <text:p>20m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5" calcext:value-type="float">
            <text:p>5</text:p>
          </table:table-cell>
          <table:table-cell table:style-name="ce1652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4"/>
          <table:table-cell table:style-name="ce1597" office:value-type="string" calcext:value-type="string">
            <text:p>Lasszó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 table:number-columns-repeated="2"/>
          <table:table-cell table:style-name="ce1615" office:value-type="string" calcext:value-type="string">
            <text:p>10m</text:p>
          </table:table-cell>
          <table:table-cell table:number-columns-repeated="2" table:style-name="ce1615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648" office:value-type="float" office:value="9" calcext:value-type="float">
            <text:p>9</text:p>
          </table:table-cell>
          <table:table-cell table:style-name="ce1658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597" office:value-type="string" calcext:value-type="string">
            <text:p>Parittya</text:p>
          </table:table-cell>
          <table:table-cell table:style-name="ce1597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4"/>
          <table:table-cell table:style-name="ce1615" office:value-type="string" calcext:value-type="string">
            <text:p>70m</text:p>
          </table:table-cell>
          <table:table-cell table:number-columns-repeated="2" table:style-name="ce1615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48" office:value-type="float" office:value="9" calcext:value-type="float">
            <text:p>9</text:p>
          </table:table-cell>
          <table:table-cell table:style-name="ce1658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Ramier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0m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1" calcext:value-type="float">
            <text:p>1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Slan csillag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5m</text:p>
          </table:table-cell>
          <table:table-cell table:style-name="ce1616" office:value-type="float" office:value="12" calcext:value-type="float">
            <text:p>12</text:p>
          </table:table-cell>
          <table:table-cell table:style-name="ce1616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4" calcext:value-type="float">
            <text:p>4</text:p>
          </table:table-cell>
          <table:table-cell table:style-name="ce1652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39"/>
          <table:table-cell table:style-name="ce1598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1" table:number-columns-repeated="2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2" calcext:value-type="float">
            <text:p>2</text:p>
          </table:table-cell>
          <table:table-cell table:style-name="ce1598" office:value-type="float" office:value="2" calcext:value-type="float">
            <text:p>2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18" office:value-type="string" calcext:value-type="string">
            <text:p>Íjász lőfegyverek</text:p>
          </table:table-cell>
          <table:table-cell table:style-name="ce1593" office:value-type="string" calcext:value-type="string">
            <text:p>Rövid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1" calcext:value-type="float">
            <text:p>1</text:p>
          </table:table-cell>
          <table:table-cell table:style-name="ce1614" office:value-type="string" calcext:value-type="string">
            <text:p>S</text:p>
          </table:table-cell>
          <table:table-cell table:style-name="ce1626" office:value-type="float" office:value="0" calcext:value-type="float">
            <text:p>0</text:p>
          </table:table-cell>
          <table:table-cell table:style-name="ce1632"/>
          <table:table-cell table:style-name="ce1642"/>
          <table:table-cell table:style-name="ce1614" office:value-type="string" calcext:value-type="string">
            <text:p>60m</text:p>
          </table:table-cell>
          <table:table-cell table:number-columns-repeated="2"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47" office:value-type="float" office:value="5" calcext:value-type="float">
            <text:p>5</text:p>
          </table:table-cell>
          <table:table-cell table:style-name="ce1652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241"/>
          <table:table-cell table:style-name="ce604" table:number-columns-repeated="16128"/>
        </table:table-row>
        <table:table-row table:style-name="ro24">
          <table:table-cell/>
          <table:table-cell table:style-name="ce1595" office:value-type="string" calcext:value-type="string">
            <text:p>Hosszú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20m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12" calcext:value-type="float">
            <text:p>12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7" calcext:value-type="float">
            <text:p>7</text:p>
          </table:table-cell>
          <table:table-cell table:style-name="ce1652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6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5" office:value-type="string" calcext:value-type="string">
            <text:p>Visszacsapó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60m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7" calcext:value-type="float">
            <text:p>7</text:p>
          </table:table-cell>
          <table:table-cell table:style-name="ce1652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6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95" office:value-type="string" calcext:value-type="string">
            <text:p>Elf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20m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13" calcext:value-type="float">
            <text:p>13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Fúvócső, kicsi</text:p>
          </table:table-cell>
          <table:table-cell table:style-name="ce1597" office:value-type="string" calcext:value-type="string">
            <text:p>egykezes</text:p>
          </table:table-cell>
          <table:table-cell table:style-name="ce1615" office:value-type="string" calcext:value-type="string">
            <text:p>spec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4"/>
          <table:table-cell table:style-name="ce1615" office:value-type="string" calcext:value-type="string">
            <text:p>16m</text:p>
          </table:table-cell>
          <table:table-cell table:style-name="ce1615" office:value-type="float" office:value="10" calcext:value-type="float">
            <text:p>10</text:p>
          </table:table-cell>
          <table:table-cell table:style-name="ce1615" office:value-type="float" office:value="8" calcext:value-type="float">
            <text:p>8</text:p>
          </table:table-cell>
          <table:table-cell table:style-name="ce1597" office:value-type="float" office:value="1" calcext:value-type="float">
            <text:p>1</text:p>
          </table:table-cell>
          <table:table-cell table:style-name="ce1648" office:value-type="float" office:value="8" calcext:value-type="float">
            <text:p>8</text:p>
          </table:table-cell>
          <table:table-cell table:style-name="ce1658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4"/>
          <table:table-cell table:style-name="ce1597" office:value-type="string" calcext:value-type="string">
            <text:p>Fúvócső, vadász</text:p>
          </table:table-cell>
          <table:table-cell table:style-name="ce1597" office:value-type="string" calcext:value-type="string">
            <text:p>kétkezes</text:p>
          </table:table-cell>
          <table:table-cell table:style-name="ce1615" office:value-type="float" office:value="-10" calcext:value-type="float">
            <text:p>-1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 table:number-columns-repeated="2"/>
          <table:table-cell table:style-name="ce1615" office:value-type="string" calcext:value-type="string">
            <text:p>30m</text:p>
          </table:table-cell>
          <table:table-cell table:style-name="ce1615" office:value-type="float" office:value="5" calcext:value-type="float">
            <text:p>5</text:p>
          </table:table-cell>
          <table:table-cell table:style-name="ce1615" office:value-type="float" office:value="10" calcext:value-type="float">
            <text:p>10</text:p>
          </table:table-cell>
          <table:table-cell table:style-name="ce1597" office:value-type="float" office:value="1" calcext:value-type="float">
            <text:p>1</text:p>
          </table:table-cell>
          <table:table-cell table:style-name="ce1648" office:value-type="float" office:value="9" calcext:value-type="float">
            <text:p>9</text:p>
          </table:table-cell>
          <table:table-cell table:style-name="ce1658" office:value-type="string" calcext:value-type="string">
            <text:p>íjászat</text:p>
          </table:table-cell>
          <table:table-cell table:style-name="ce1682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Lövész lőfegyverek</text:p>
          </table:table-cell>
          <table:table-cell table:style-name="ce1593" office:value-type="string" calcext:value-type="string">
            <text:p>Kéz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27"/>
          <table:table-cell table:style-name="ce1642"/>
          <table:table-cell table:style-name="ce1614" office:value-type="string" calcext:value-type="string">
            <text:p>20m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47" office:value-type="float" office:value="9" calcext:value-type="float">
            <text:p>9</text:p>
          </table:table-cell>
          <table:table-cell table:style-name="ce1652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95" office:value-type="string" calcext:value-type="string">
            <text:p>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6" calcext:value-type="float">
            <text:p>6</text:p>
          </table:table-cell>
          <table:table-cell table:style-name="ce1595" office:value-type="string" calcext:value-type="string">
            <text:p>S</text:p>
          </table:table-cell>
          <table:table-cell table:style-name="ce1616" office:value-type="float" office:value="8" calcext:value-type="float">
            <text:p>8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50m</text:p>
          </table:table-cell>
          <table:table-cell table:style-name="ce1595" office:value-type="float" office:value="4" calcext:value-type="float">
            <text:p>4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12" calcext:value-type="float">
            <text:p>12</text:p>
          </table:table-cell>
          <table:table-cell table:style-name="ce1652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Nehéz 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string" calcext:value-type="string">
            <text:p>S</text:p>
          </table:table-cell>
          <table:table-cell table:style-name="ce1616" office:value-type="float" office:value="15" calcext:value-type="float">
            <text:p>15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80m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15" calcext:value-type="float">
            <text:p>15</text:p>
          </table:table-cell>
          <table:table-cell table:style-name="ce1652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95" office:value-type="string" calcext:value-type="string">
            <text:p>Shadoni páncéltörő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20" calcext:value-type="float">
            <text:p>20</text:p>
          </table:table-cell>
          <table:table-cell table:style-name="ce1595" office:value-type="string" calcext:value-type="string">
            <text:p>Z</text:p>
          </table:table-cell>
          <table:table-cell table:style-name="ce1616" office:value-type="float" office:value="20" calcext:value-type="float">
            <text:p>2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20m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string" calcext:value-type="string">
            <text:p>-</text:p>
          </table:table-cell>
          <table:table-cell table:style-name="ce1652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Kharei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3" calcext:value-type="float">
            <text:p>3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50m</text:p>
          </table:table-cell>
          <table:table-cell table:style-name="ce1595" office:value-type="float" office:value="5" calcext:value-type="float">
            <text:p>5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5" calcext:value-type="float">
            <text:p>5</text:p>
          </table:table-cell>
          <table:table-cell table:style-name="ce1652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39"/>
          <table:table-cell table:style-name="ce1598" office:value-type="string" calcext:value-type="string">
            <text:p>Aquir nyílpusk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string" calcext:value-type="string">
            <text:p>halál / +6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20" calcext:value-type="float">
            <text:p>20</text:p>
          </table:table-cell>
          <table:table-cell table:style-name="ce1631" table:number-columns-repeated="2"/>
          <table:table-cell table:style-name="ce1617" office:value-type="string" calcext:value-type="string">
            <text:p>5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6" calcext:value-type="float">
            <text:p>16</text:p>
          </table:table-cell>
          <table:table-cell table:style-name="ce1598" office:value-type="float" office:value="4" calcext:value-type="float">
            <text:p>4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69">* Halálos hatása csak aquir kézben érvényesül</text:span></text:p>
            <text:p><text:span text:style-name="T69">** Páncéltörő</text:span></text:p>
          </table:table-cell>
          <table:table-cell table:style-name="ce1685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41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0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39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06"/>
          <table:covered-table-cell table:style-name="ce617"/>
          <table:covered-table-cell table:style-name="ce1706"/>
          <table:covered-table-cell table:style-name="ce1554"/>
          <table:covered-table-cell table:number-columns-repeated="2" table:style-name="ce617"/>
          <table:covered-table-cell table:style-name="ce170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0">
          <table:table-cell table:style-name="ce1464"/>
          <table:table-cell table:style-name="ce1706"/>
          <table:table-cell table:style-name="ce617"/>
          <table:table-cell table:style-name="ce1706"/>
          <table:table-cell table:style-name="ce1554"/>
          <table:table-cell table:style-name="ce617" table:number-columns-repeated="2"/>
          <table:table-cell table:style-name="ce170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5" office:value-type="string" calcext:value-type="string">
            <text:p><text:span text:style-name="T70"><text:a xlink:href="https://github.com/kaktusztea/km100/blob/master/md/kepzettsegek/osi_nyelv_ismerete.md" xlink:type="simple">Ősi nyelv ismerete</text:a></text:span><text:span text:style-name="T70"> 🔁</text:span></text:p>
          </table:table-cell>
          <table:table-cell table:style-name="ce1501"/>
          <table:table-cell table:style-name="ce1545" office:value-type="string" calcext:value-type="string">
            <text:p><text:span text:style-name="T71">➖➖ </text:span><text:span text:style-name="T77">Mágia Szféra </text:span><text:span text:style-name="T78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71">➖➖ </text:span><text:span text:style-name="T77">Anyag szféra </text:span><text:span text:style-name="T78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9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9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table:content-validation-name="val166" office:value-type="string" calcext:value-type="string">
            <text:p><text:span text:style-name="T70"><text:a xlink:href="https://github.com/kaktusztea/km100/blob/master/md/kepzettsegek/szakma.md" xlink:type="simple">Szakma</text:a></text:span><text:span text:style-name="T70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7" table:default-cell-style-name="ce1755"/>
        <table:table-column table:style-name="co81" table:default-cell-style-name="ce1771"/>
        <table:table-column table:style-name="co82" table:default-cell-style-name="ce1755"/>
        <table:table-column table:style-name="co83" table:default-cell-style-name="ce1775"/>
        <table:table-column table:style-name="co14" table:default-cell-style-name="ce1755"/>
        <table:table-column table:style-name="co84" table:default-cell-style-name="ce1755"/>
        <table:table-column table:style-name="co85" table:default-cell-style-name="ce1755"/>
        <table:table-column table:style-name="co86" table:default-cell-style-name="ce1755"/>
        <table:table-column table:style-name="co87" table:default-cell-style-name="ce1755"/>
        <table:table-column table:style-name="co88" table:default-cell-style-name="ce1755"/>
        <table:table-column table:style-name="co89" table:default-cell-style-name="ce1755"/>
        <table:table-column table:style-name="co90" table:default-cell-style-name="ce1755"/>
        <table:table-column table:style-name="co91" table:default-cell-style-name="ce1755"/>
        <table:table-column table:style-name="co14" table:number-columns-repeated="16371" table:default-cell-style-name="ce1755"/>
        <table:table-row table:style-name="ro30">
          <table:table-cell table:style-name="ce1740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9"/>
          <table:covered-table-cell table:style-name="ce1774"/>
          <table:covered-table-cell table:number-columns-repeated="8" table:style-name="ce1769"/>
          <table:covered-table-cell/>
          <table:table-cell table:number-columns-repeated="16371"/>
        </table:table-row>
        <table:table-row table:style-name="ro2">
          <table:table-cell/>
          <table:table-cell table:style-name="ce1755"/>
          <table:table-cell table:number-columns-repeated="16382"/>
        </table:table-row>
        <table:table-row table:style-name="ro2">
          <table:table-cell table:style-name="ce1756"/>
          <table:table-cell table:style-name="ce1770" office:value-type="string" calcext:value-type="string">
            <text:p>Max fok</text:p>
          </table:table-cell>
          <table:table-cell/>
          <table:table-cell table:style-name="ce1776" office:value-type="string" calcext:value-type="string">
            <text:p>Nyelvek</text:p>
          </table:table-cell>
          <table:table-cell table:style-name="ce1777" office:value-type="string" calcext:value-type="string">
            <text:p>Rövidítés</text:p>
          </table:table-cell>
          <table:table-cell/>
          <table:table-cell table:style-name="ce1777" office:value-type="string" calcext:value-type="string">
            <text:p>Szabad Hátterek</text:p>
          </table:table-cell>
          <table:table-cell/>
          <table:table-cell table:style-name="ce1777" office:value-type="string" calcext:value-type="string">
            <text:p>Faj Hátterek</text:p>
          </table:table-cell>
          <table:table-cell/>
          <table:table-cell table:style-name="ce1777" office:value-type="string" calcext:value-type="string">
            <text:p>Leíró Hátterek</text:p>
          </table:table-cell>
          <table:table-cell/>
          <table:table-cell table:style-name="ce177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6"/>
          <table:table-cell table:style-name="ce1770"/>
          <table:table-cell table:number-columns-repeated="4"/>
          <table:table-cell table:style-name="ce1756"/>
          <table:table-cell/>
          <table:table-cell table:style-name="ce1756"/>
          <table:table-cell/>
          <table:table-cell table:style-name="Default"/>
          <table:table-cell table:number-columns-repeated="16373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1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1" office:value-type="string" calcext:value-type="string">
            <text:p><text:span text:style-name="T71">➖➖➖ </text:span><text:span text:style-name="T82">Származás </text:span><text:span text:style-name="T8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8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8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8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8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8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8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9">
          <table:table-cell office:value-type="string" calcext:value-type="string">
            <text:p><text:span text:style-name="T7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1" office:value-type="string" calcext:value-type="string">
            <text:p><text:span text:style-name="T71">➖➖➖ </text:span><text:span text:style-name="T82">Jellem, fóbiák, hobbik </text:span><text:span text:style-name="T83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80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80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80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80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80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7" office:value-type="string" calcext:value-type="string">
            <text:p>Bónusz Hátterek</text:p>
          </table:table-cell>
          <table:table-cell/>
          <table:table-cell table:style-name="ce1780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3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6"/>
          <table:table-cell/>
          <table:table-cell table:style-name="ce1780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80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80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80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80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79"/>
          <table:table-cell/>
          <table:table-cell table:style-name="ce178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80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77" office:value-type="string" calcext:value-type="string">
            <text:p>Spéci Szabad Hátterek (külön táblázatban)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80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55" office:value-type="string" calcext:value-type="string">
            <text:p><text:span text:style-name="T71">➖➖➖ </text:span><text:span text:style-name="T80">Faj nyelvek </text:span><text:span text:style-name="T81">➖➖➖ </text:span>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9"/>
          <table:table-cell/>
          <table:table-cell table:style-name="Default"/>
          <table:table-cell/>
          <table:table-cell table:style-name="ce1780" office:value-type="string" calcext:value-type="string">
            <text:p>Tériszony</text:p>
          </table:table-cell>
          <table:table-cell table:number-columns-repeated="16373"/>
        </table:table-row>
        <table:table-row table:style-name="ro39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7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1" office:value-type="string" calcext:value-type="string">
            <text:p><text:span text:style-name="T71">➖➖➖ </text:span><text:span text:style-name="T82">Küllem, fizikum </text:span><text:span text:style-name="T83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80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80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80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80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80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80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80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80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80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7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55" office:value-type="string" calcext:value-type="string">
            <text:p><text:span text:style-name="T71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80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55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3"/>
          <table:table-cell table:style-name="ce1755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39">
          <table:table-cell table:number-columns-repeated="6"/>
          <table:table-cell table:style-name="ce1781" office:value-type="string" calcext:value-type="string">
            <text:p><text:span text:style-name="T71">➖➖➖➖ Karmák</text:span><text:span text:style-name="T82"> </text:span><text:span text:style-name="T83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2" office:value-type="string" calcext:value-type="string">
            <text:p>Karakter pontok (KP) elosztása </text:p>
          </table:table-cell>
          <table:table-cell table:style-name="ce1782"/>
          <table:table-cell table:number-columns-repeated="16382"/>
        </table:table-row>
        <table:table-row table:style-name="ro21">
          <table:table-cell/>
          <table:table-cell table:style-name="ce178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84"/>
          <table:table-cell table:number-columns-repeated="16382"/>
        </table:table-row>
        <table:table-row table:style-name="ro25">
          <table:table-cell/>
          <table:table-cell table:style-name="ce178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84"/>
          <table:table-cell table:number-columns-repeated="16382"/>
        </table:table-row>
        <table:table-row table:style-name="ro25">
          <table:table-cell/>
          <table:table-cell table:style-name="ce178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84"/>
          <table:table-cell table:number-columns-repeated="16382"/>
        </table:table-row>
        <table:table-row table:style-name="ro25">
          <table:table-cell/>
          <table:table-cell table:style-name="ce178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85" office:value-type="string" calcext:value-type="string">
            <text:p>V8.3.2</text:p>
          </table:table-cell>
        </table:table-row>
        <table:table-row table:style-name="ro1">
          <table:table-cell table:style-name="ce178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3.1</text:p>
          </table:table-cell>
        </table:table-row>
        <table:table-row table:style-name="ro1">
          <table:table-cell table:style-name="ce17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6" office:value-type="string" calcext:value-type="string">
            <text:p>* Szakma lista</text:p>
          </table:table-cell>
        </table:table-row>
        <table:table-row table:style-name="ro1">
          <table:table-cell table:style-name="ce17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3.0</text:p>
          </table:table-cell>
        </table:table-row>
        <table:table-row table:style-name="ro1">
          <table:table-cell table:style-name="ce1786" office:value-type="string" calcext:value-type="string">
            <text:p>* Történelemismeret: Átfogó</text:p>
          </table:table-cell>
        </table:table-row>
        <table:table-row table:style-name="ro1">
          <table:table-cell table:style-name="ce1786" office:value-type="string" calcext:value-type="string">
            <text:p>* Műveltség: Átlagos (új)</text:p>
          </table:table-cell>
        </table:table-row>
        <table:table-row table:style-name="ro1">
          <table:table-cell table:style-name="ce1786" office:value-type="string" calcext:value-type="string">
            <text:p>* Irodalom-ismeret megszűnt</text:p>
          </table:table-cell>
        </table:table-row>
        <table:table-row table:style-name="ro1">
          <table:table-cell table:style-name="ce17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2.6</text:p>
          </table:table-cell>
        </table:table-row>
        <table:table-row table:style-name="ro1">
          <table:table-cell table:style-name="ce17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86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ülek átnevezése, színezése</text:p>
          </table:table-cell>
        </table:table-row>
        <table:table-row table:style-name="ro1">
          <table:table-cell table:style-name="ce17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6" office:value-type="string" calcext:value-type="string">
            <text:p>* Új fül: Fortélyok</text:p>
          </table:table-cell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képzettségek maximuma: (szint x <text:span text:style-name="T84">6</text:span>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2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Kiegészítő KP / Szint: (</text:span><text:span text:style-name="T85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Erőbónusz beszámít: (Erő/2) <text:span text:style-name="T86">→ </text:span><text:span text:style-name="T87">lefelé</text:span><text:span text:style-name="T86"> kerekítve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                   <text:span text:style-name="T8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                   <text:span text:style-name="T8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6"> </text:span><text:span text:style-name="T88">→</text:span><text:span text:style-name="T4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88">→</text:span><text:span text:style-name="T4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88">→</text:span><text:span text:style-name="T4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88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office:forms form:automatic-focus="false" form:apply-design-mode="false"/>
        <table:table-column table:style-name="co105" table:default-cell-style-name="ce1755"/>
        <table:table-column table:style-name="co106" table:default-cell-style-name="ce1755"/>
        <table:table-column table:style-name="co107" table:default-cell-style-name="ce1755"/>
        <table:table-column table:style-name="co108" table:default-cell-style-name="ce1755"/>
        <table:table-column table:style-name="co107" table:default-cell-style-name="ce1755"/>
        <table:table-column table:style-name="co67" table:default-cell-style-name="ce1755"/>
        <table:table-column table:style-name="co109" table:default-cell-style-name="ce1755"/>
        <table:table-column table:style-name="co110" table:default-cell-style-name="ce1755"/>
        <table:table-column table:style-name="co111" table:default-cell-style-name="ce1755"/>
        <table:table-column table:style-name="co112" table:default-cell-style-name="ce1755"/>
        <table:table-column table:style-name="co113" table:default-cell-style-name="ce1755"/>
        <table:table-column table:style-name="co114" table:default-cell-style-name="ce1755"/>
        <table:table-column table:style-name="co54" table:default-cell-style-name="ce1755"/>
        <table:table-column table:style-name="co115" table:default-cell-style-name="ce1755"/>
        <table:table-column table:style-name="co116" table:default-cell-style-name="ce1755"/>
        <table:table-column table:style-name="co117" table:default-cell-style-name="ce1755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2"/>
          <table:covered-table-cell table:style-name="ce1830"/>
          <table:covered-table-cell table:style-name="ce1839"/>
          <table:covered-table-cell table:style-name="ce1848"/>
          <table:covered-table-cell table:number-columns-repeated="6" table:style-name="ce1839"/>
          <table:covered-table-cell table:number-columns-repeated="3" table:style-name="ce1903"/>
          <table:covered-table-cell table:style-name="ce1839"/>
          <table:table-cell table:number-columns-repeated="240"/>
        </table:table-row>
        <table:table-row table:style-name="ro43">
          <table:table-cell table:style-name="ce1235"/>
          <table:table-cell table:style-name="ce1246"/>
          <table:table-cell table:style-name="ce1822"/>
          <table:table-cell table:style-name="ce1830"/>
          <table:table-cell table:style-name="ce1839"/>
          <table:table-cell table:style-name="ce1848"/>
          <table:table-cell table:style-name="ce1839" table:number-columns-repeated="6"/>
          <table:table-cell table:style-name="ce1903" table:number-columns-repeated="3"/>
          <table:table-cell table:style-name="ce183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0" office:value-type="string" calcext:value-type="string">
            <text:p>Szint</text:p>
          </table:table-cell>
          <table:table-cell table:style-name="ce1810" office:value-type="string" calcext:value-type="string" table:number-columns-spanned="2" table:number-rows-spanned="1">
            <text:p>Átfogó</text:p>
          </table:table-cell>
          <table:covered-table-cell table:style-name="ce1810"/>
          <table:table-cell table:style-name="ce1810" office:value-type="string" calcext:value-type="string" table:number-columns-spanned="2" table:number-rows-spanned="1">
            <text:p>Átlagos</text:p>
          </table:table-cell>
          <table:covered-table-cell table:style-name="ce1810"/>
          <table:table-cell table:style-name="Default" table:number-columns-repeated="2"/>
          <table:table-cell table:style-name="ce379" table:number-columns-repeated="4"/>
          <table:table-cell table:style-name="ce1904" table:number-columns-repeated="3"/>
          <table:table-cell table:style-name="ce379"/>
          <table:table-cell table:number-columns-repeated="240"/>
        </table:table-row>
        <table:table-row table:style-name="ro33">
          <table:table-cell table:style-name="ce1799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9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7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9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7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9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7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9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7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9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7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9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7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9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71"/>
          <table:table-cell table:style-name="ce186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9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7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9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7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4"/>
          <table:table-cell table:number-columns-repeated="240"/>
        </table:table-row>
        <table:table-row table:style-name="ro2">
          <table:table-cell table:style-name="ce179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71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71"/>
          <table:table-cell table:style-name="ce896" table:number-columns-repeated="2"/>
          <table:table-cell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float" office:value="-20" calcext:value-type="float">
            <text:p>-20</text:p>
          </table:table-cell>
          <table:table-cell table:style-name="ce181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9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7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9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7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9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7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3" table:number-columns-repeated="3"/>
          <table:table-cell table:style-name="ce1771"/>
          <table:table-cell table:style-name="ce1291"/>
          <table:table-cell table:style-name="ce1298"/>
          <table:table-cell table:style-name="ce1291"/>
          <table:table-cell table:style-name="ce177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6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99"/>
          <table:table-cell table:style-name="ce1813" table:number-columns-repeated="3"/>
          <table:table-cell table:style-name="ce1771"/>
          <table:table-cell table:style-name="ce1291"/>
          <table:table-cell table:style-name="ce1298"/>
          <table:table-cell table:style-name="ce1291"/>
          <table:table-cell table:style-name="ce177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6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99"/>
          <table:table-cell table:number-columns-repeated="3"/>
          <table:table-cell table:style-name="ce1771"/>
          <table:table-cell table:number-columns-repeated="3"/>
          <table:table-cell table:style-name="ce177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4"/>
          <table:table-cell table:style-name="ce181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74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4" office:value-type="string" calcext:value-type="string">
            <text:p>Erőbónusz</text:p>
          </table:table-cell>
          <table:table-cell table:style-name="ce187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1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2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2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4" office:value-type="string" calcext:value-type="string">
            <text:p>Erőbónusz</text:p>
          </table:table-cell>
          <table:table-cell table:style-name="ce181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1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35" office:value-type="string" calcext:value-type="string">
            <text:p>Fok</text:p>
          </table:table-cell>
          <table:table-cell table:style-name="ce18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0" calcext:value-type="float">
            <text:p>0</text:p>
          </table:table-cell>
          <table:table-cell table:style-name="ce18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4"/>
          <table:table-cell/>
          <table:table-cell table:style-name="ce182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99"/>
          <table:table-cell table:style-name="ce1485"/>
          <table:table-cell/>
          <table:table-cell table:style-name="ce181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4"/>
          <table:table-cell/>
          <table:table-cell table:style-name="ce1835" office:value-type="string" calcext:value-type="string">
            <text:p>Fok</text:p>
          </table:table-cell>
          <table:table-cell table:style-name="ce1835" office:value-type="string" calcext:value-type="string">
            <text:p>Sebesség bónusz</text:p>
          </table:table-cell>
          <table:table-cell table:style-name="ce18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99"/>
          <table:table-cell table:number-columns-repeated="5"/>
          <table:table-cell table:style-name="ce177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99"/>
          <table:table-cell table:number-columns-repeated="4"/>
          <table:table-cell table:style-name="ce185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99"/>
          <table:table-cell table:style-name="ce1816" office:value-type="string" calcext:value-type="string" table:number-columns-spanned="2" table:number-rows-spanned="1">
            <text:p>Pajzs</text:p>
          </table:table-cell>
          <table:covered-table-cell/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92" table:number-columns-repeated="4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0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892" table:number-columns-repeated="2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1"/>
          <table:table-cell table:style-name="ce1835" table:content-validation-name="val168" office:value-type="string" calcext:value-type="string">
            <text:p>Fok</text:p>
          </table:table-cell>
          <table:table-cell table:style-name="ce1835" table:content-validation-name="val168" office:value-type="string" calcext:value-type="string">
            <text:p>Bónusz</text:p>
          </table:table-cell>
          <table:table-cell table:style-name="ce982"/>
          <table:table-cell table:style-name="ce1910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1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82"/>
          <table:table-cell table:style-name="ce1910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1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82"/>
          <table:table-cell table:style-name="ce1910"/>
          <table:table-cell table:number-columns-repeated="243"/>
        </table:table-row>
        <table:table-row table:style-name="ro2">
          <table:table-cell table:style-name="ce1799"/>
          <table:table-cell table:number-columns-repeated="7"/>
          <table:table-cell table:style-name="ce1771"/>
          <table:table-cell table:style-name="ce982" table:number-columns-repeated="3"/>
          <table:table-cell table:style-name="ce1910"/>
          <table:table-cell table:number-columns-repeated="243"/>
        </table:table-row>
        <table:table-row table:style-name="ro2">
          <table:table-cell table:style-name="ce1799" table:content-validation-name="val53"/>
          <table:table-cell table:style-name="ce1818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2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2" table:content-validation-name="val53"/>
          <table:table-cell table:style-name="ce982" table:content-validation-name="val53"/>
          <table:table-cell table:style-name="ce1910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9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19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5" table:content-validation-name="val53" office:value-type="string" calcext:value-type="string">
            <text:p>Fegyver</text:p>
          </table:table-cell>
          <table:table-cell table:style-name="ce1835" table:content-validation-name="val53" office:value-type="string" calcext:value-type="string">
            <text:p>Mf Innen számít</text:p>
          </table:table-cell>
          <table:table-cell table:style-name="ce982" table:content-validation-name="val5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3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2" table:content-validation-name="val5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3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2" table:content-validation-name="val5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3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1" table:content-validation-name="val53"/>
          <table:table-cell table:style-name="ce982" table:content-validation-name="val53" table:number-columns-repeated="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3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2" table:content-validation-name="val5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3" table:content-validation-name="val53" table:number-columns-repeated="3"/>
          <table:table-cell table:style-name="ce1771" table:content-validation-name="val53"/>
          <table:table-cell table:style-name="ce1294" table:content-validation-name="val53"/>
          <table:table-cell table:style-name="ce177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2" table:content-validation-name="val5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20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92" table:content-validation-name="val53"/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3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37" table:content-validation-name="val53"/>
          <table:table-cell table:style-name="ce1859" table:content-validation-name="val53" office:value-type="string" calcext:value-type="string">
            <text:p>SFÉ diff</text:p>
          </table:table-cell>
          <table:table-cell table:style-name="ce1859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37" table:content-validation-name="val53" office:value-type="string" calcext:value-type="string">
            <text:p>Szúró</text:p>
          </table:table-cell>
          <table:table-cell table:style-name="ce1837" table:content-validation-name="val53" office:value-type="string" calcext:value-type="string">
            <text:p>Vágó</text:p>
          </table:table-cell>
          <table:table-cell table:style-name="ce1837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10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67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67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6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67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6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067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67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4" table:content-validation-name="val53"/>
          <table:table-cell table:style-name="ce1917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99"/>
          <table:table-cell table:style-name="ce1813" table:number-columns-repeated="3"/>
          <table:table-cell table:style-name="ce1771"/>
          <table:table-cell table:style-name="ce932"/>
          <table:table-cell table:style-name="ce1771" table:number-columns-repeated="6"/>
          <table:table-cell table:style-name="ce1904"/>
          <table:table-cell table:style-name="ce1917" table:number-columns-repeated="2"/>
          <table:table-cell table:style-name="ce1771"/>
          <table:table-cell table:number-columns-repeated="240"/>
        </table:table-row>
        <table:table-row table:style-name="ro2" table:number-rows-repeated="2">
          <table:table-cell table:style-name="ce1799"/>
          <table:table-cell table:number-columns-repeated="8"/>
          <table:table-cell table:style-name="ce1771" table:number-columns-repeated="3"/>
          <table:table-cell table:style-name="ce1904"/>
          <table:table-cell table:style-name="ce1917" table:number-columns-repeated="2"/>
          <table:table-cell table:style-name="ce1771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7:22:40.36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7:37:29.682000000</dc:date>
    <meta:editing-cycles>514</meta:editing-cycles>
    <meta:editing-duration>P2DT16H50M38S</meta:editing-duration>
    <meta:document-statistic meta:table-count="11" meta:cell-count="31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